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automatic-styles>
    <style:style style:name="P1" style:family="paragraph" style:parent-style-name="Heading_20_2"/>
    <style:style style:name="P2" style:family="paragraph" style:parent-style-name="Text_20_body" style:list-style-name="L1">
      <style:paragraph-properties fo:margin-left="0in" fo:margin-right="0in" fo:text-indent="0in" style:auto-text-indent="false"/>
    </style:style>
    <style:style style:name="P3" style:family="paragraph" style:parent-style-name="Text_20_body" style:list-style-name="L2">
      <style:paragraph-properties fo:margin-left="0in" fo:margin-right="0in" fo:text-indent="0in" style:auto-text-indent="fals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roject Definition for MSc in Business Systems Analysis &amp; Design</text:p>
      <text:p text:style-name="Standard"/>
      <text:p text:style-name="Text_20_body">Name: Stephen Thomas Leonard</text:p>
      <text:p text:style-name="Text_20_body">E-mail address: abbh224@city.ac.uk or steve@sleonard.co.uk</text:p>
      <text:p text:style-name="Text_20_body">Contact phone number: <text:s/>0776655 1575</text:p>
      <text:p text:style-name="Text_20_body">Project Title: Evaluating sociability in on-line discussion boards</text:p>
      <text:p text:style-name="Text_20_body">Supervisor: Dr Panayiotis Zaphiris</text:p>
      <text:p text:style-name="Standard"/>
      <text:list text:style-name="Numbering_20_1">
        <text:list-item>
          <text:h text:style-name="Heading_20_1" text:outline-level="1">Introduction</text:h>
        </text:list-item>
      </text:list>
      <text:p text:style-name="Text_20_body_20_indent">What is Social Network Analysis (SNA)?</text:p>
      <text:p text:style-name="Text_20_body_20_indent">A Social Network is a way of taking the relationships between various people and modelling them based on the interactions they have with each other. <text:s/>Essentially, each person (known as an actor or node in the network) is linked to some and probably not all the other people in the network and each pair can have different types of relationship to each other and to other people. Ideally we would need to collect data on all the relationships between all the actors in order to get an accurate picture of the interactions within <text:s/>the group. <text:s/>Accordingly, this involves collecting a potentially huge amount of information. The analysis of these networks is made possible using mathematical tools and computer software to visualise the results as graphs (Hanneman &amp; Riddle 2005) .</text:p>
      <text:list text:style-name="Numbering_20_1" text:continue-numbering="true">
        <text:list-item>
          <text:h text:style-name="Heading_20_1" text:outline-level="1">Problem Definition</text:h>
        </text:list-item>
      </text:list>
      <text:p text:style-name="Text_20_body_20_indent">An earlier study at City University (Zaphiris &amp; Sarwar 2006) had used SNA techniques to study two on-line discussion groups, soc.senior.issues (soc.senior.issues : Google Groups 2007), <text:s/>and alt.teens (alt.teens : Google Groups 2007), both UseNet groups. They had used manual data collection techniques and as a result had had to limit their study to 200 messages from each discussion board.</text:p>
      <text:p text:style-name="Text_20_body_20_indent">Since the message population is was very large (over 15,000 for soc.senior.issues and 50,000 in the case of alt.teens), <text:s/>the sample of 200 forced the study to follow an ego-centred analysis where the interactions around one individual are studied, rather than the whole population. <text:s/>(Zaphiris &amp; Sarwar 2006). <text:s/>By automating the data collection process a study of the whole population and other on-line groups should be made much more feasible. Automation of this process would free up time for higher level analysis and allow for more valid conclusions.</text:p>
      <text:list text:style-name="Numbering_20_1" text:continue-numbering="true">
        <text:list-item>
          <text:h text:style-name="Heading_20_1" text:outline-level="1">Project Description</text:h>
        </text:list-item>
      </text:list>
      <text:h text:style-name="P1" text:outline-level="2" text:is-list-header="true">3.1. Objectives</text:h>
      <text:p text:style-name="Text_20_body_20_indent">The overall aim of this project is to develop a software tool to automate the collection of data from Google newsgroups and transform it to a format that the SNA tool used by the HCI department can understand. <text:s/>In order to <text:s/>achieve this, there will the following milestones:</text:p>
      <text:list text:style-name="L1">
        <text:list-item>
          <text:p text:style-name="P2">Create the data collection tool. This has 3 sub-stages <text:s/>:</text:p>
        </text:list-item>
      </text:list>
      <text:list text:style-name="L2">
        <text:list-item>
          <text:list>
            <text:list-item>
              <text:p text:style-name="P3">Develop a means to collect data from the on-line discussion boards, perhaps using the Google open source code libraries available ( #REF). </text:p>
            </text:list-item>
            <text:list-item>
              <text:p text:style-name="P3">Store the data in a medium accessible by both the HCI researchers and by me, perhaps a university supplied database, or one local to the person running the software</text:p>
            </text:list-item>
            <text:list-item>
              <text:p text:style-name="P3">Expand the tool to allow the filtering of data and creation of input files for the chosen SNA modelling tool, i.e NetMiner</text:p>
            </text:list-item>
          </text:list>
        </text:list-item>
        <text:list-item>
          <text:p text:style-name="P3">Evaluate the tool by using it to collect data from the earlier City University study <text:s/>(Zaphiris &amp; Sarwar 2006) , i.e. From <text:s/>alt.seniors and alt.teens <text:s/>compare results to original paper. </text:p>
        </text:list-item>
        <text:list-item>
          <text:p text:style-name="P3">Study another on-line group using the tool, perhaps MS </text:p>
        </text:list-item>
        <text:list-item>
          <text:p text:style-name="P3">Optional milestones (depending on how project progresses) would be to expand the tool to gather quantitative data to get a semantic sense of the messages. <text:s/>This may be too complicated, and will rely on getting rules from the HCI team which can then be automated. <text:s/>The study of Dunbar's Number (where social groups have a natural limit of 150) could also be studied.</text:p>
        </text:list-item>
      </text:list>
      <text:list text:style-name="Numbering_20_2">
        <text:list-item>
          <text:list>
            <text:list-header>
              <text:h text:style-name="Heading_20_2" text:outline-level="2" text:is-list-header="true" text:restart-numbering="true" text:start-value="1">3.2. Beneficiaries</text:h>
            </text:list-header>
          </text:list>
        </text:list-item>
      </text:list>
      <text:p text:style-name="Text_20_body_20_indent">The tool is being written for the benefit of SNA researchers at City University, specifically for Dr Panayiotis Zaphiris and his team, though if it proves successful, this may be given to other teams to use.</text:p>
      <text:list text:style-name="Numbering_20_2" text:continue-numbering="true">
        <text:list-item>
          <text:list text:continue-numbering="true">
            <text:list-header>
              <text:h text:style-name="Heading_20_2" text:outline-level="2" text:is-list-header="true">3.3. Risk Analysis including Ethical Considerations</text:h>
            </text:list-header>
          </text:list>
        </text:list-item>
      </text:list>
      <text:p text:style-name="Text_20_body_20_indent">The main issue is getting data from the web site, without this, there can be no project. <text:s/>Initial research shows that there is a certain amount of open-source code available for reading RSS feeds, and since these discussion groups can be provided as RSS, then this should not prove to be a problem.</text:p>
      <text:p text:style-name="Text_20_body_20_indent">The next issue is technical, and concerns whether or not a suitable database can be found for the tool. <text:s/>If City University cannot provide this, <text:s/>MySQL databases are available at <text:a xlink:type="simple" xlink:href="http://sleonard.co.uk/">http://sleonard.co.uk.</text:a></text:p>
      <text:p text:style-name="Text_20_body_20_indent">The third issue is identification of the correct metrics for the SNA. <text:s/>All the data from the source bulletin board messages will be stored so that after consultation with Dr Zaphiris, <text:s/>he can be supplied with only the information he needs. </text:p>
      <text:p text:style-name="Text_20_body_20_indent">Another potential area of concern is user expectation management (Rogers p283). <text:s/>The tool that should be intuitive yet feature rich. <text:s/>It will be built in <text:s/>stages, implementing <text:s/>functionality in order of priority.</text:p>
      <text:p text:style-name="Text_20_body_20_indent">The data being used in on-line but its use may be limited. <text:s/>For Google data, <text:s/>permission may need to be given to use the data (Google Groups Terms of Service 2007). Permission has been requested.</text:p>
      <text:list text:style-name="Numbering_20_1" text:continue-numbering="true">
        <text:list-item>
          <text:h text:style-name="Heading_20_1" text:outline-level="1">Methods and tools</text:h>
        </text:list-item>
      </text:list>
      <text:p text:style-name="Text_20_body_20_indent">There are 2 key stages to this project: the development of the tool, and its use in analysing some on-line groups.</text:p>
      <text:p text:style-name="Text_20_body_20_indent">For the design and code stage, <text:s/>either the Rapid applications development or Spiral life cycle (Rogers et al. 2002) will be used. <text:s/>In either case, <text:s/>the design and build of the application is iterative and encourages user interaction. As <text:s/>the progress of the tool will be determined partly by technical factors <text:s/>and partly by the needs of the SNA researchers <text:s/></text:p>
      <text:p text:style-name="Text_20_body_20_indent">This will be conducted by informal meetings, brainstorming sessions , perhaps on-line discussions, and observations following the principles of Contextual Design (Rogers et al. 2002). <text:s/>Google’s open source software (gdata-java-client : Gdata Java Client Library 2007) may be used.</text:p>
      <text:p text:style-name="Text_20_body_20_indent">For the second stage, where the tool will be used for data collection and analysis, <text:s/>an empirical, <text:s/>experimental research methodology (Hart 2005) <text:s/>will be followed. <text:s/>As much data as possible will be collected to try to show the increasing <text:s/>confidence of data as expand from original 400 messages to 15,000 in an attempt to validate original paper assumptions on sample size. <text:s/>Techniques used for <text:s/>researching “Virtual Phenomena” <text:s/>(Hart 2005) <text:s/>may be used.</text:p>
      <text:list text:style-name="Numbering_20_1" text:continue-numbering="true">
        <text:list-item>
          <text:h text:style-name="Heading_20_1" text:outline-level="1">Evaluation methods</text:h>
        </text:list-item>
      </text:list>
      <text:p text:style-name="Text_20_body_20_indent">The evaluation of the tool will be part of the data collection process. <text:s/>It should provide files that can be loaded into Net Miner and yield similar results to those determined by manual data collection methods by Zaphiris and Sarwar.</text:p>
      <text:list text:style-name="Numbering_20_1" text:continue-numbering="true">
        <text:list-item>
          <text:h text:style-name="Heading_20_1" text:outline-level="1">Work Plan</text:h>
        </text:list-item>
        <text:list-item>
          <text:h text:style-name="Heading_20_1" text:outline-level="1">Project Feasibility</text:h>
        </text:list-item>
      </text:list>
      <text:list text:style-name="Numbering_20_2" text:continue-numbering="true">
        <text:list-item>
          <text:list text:continue-numbering="true">
            <text:list-header>
              <text:h text:style-name="Heading_20_2" text:outline-level="2" text:is-list-header="true">7.1. Experience</text:h>
            </text:list-header>
          </text:list>
        </text:list-item>
      </text:list>
      <text:p text:style-name="Text_20_body_20_indent">I have over 7 years experience as a computer programmer mostly in investment banks and have developed and supported various data feeds. I have used various programming technologies which may be used in the project, including Java, XML, SQL.</text:p>
      <text:list text:style-name="Numbering_20_2" text:continue-numbering="true">
        <text:list-item>
          <text:list text:continue-numbering="true">
            <text:list-header>
              <text:h text:style-name="Heading_20_2" text:outline-level="2" text:is-list-header="true">7.2. Resources</text:h>
            </text:list-header>
          </text:list>
        </text:list-item>
      </text:list>
      <text:p text:style-name="Text_20_body_20_indent">I have several computers at home, including 2 dual-boot Linux/Windows desktop machines and one Linux based laptop. <text:s/>I will discuss with Dr Zaphiris what resources he wants to use to store the research data when it becomes available, though I expect I would be able to use a MySQL database server from the school of Informatics, as one was made available for an earlier coursework.</text:p>
      <text:list text:style-name="Numbering_20_1" text:continue-numbering="true">
        <text:list-item>
          <text:h text:style-name="Heading_20_1" text:outline-level="1">References</text:h>
        </text:list-item>
      </text:list>
      <text:p text:style-name="Text_20_body_20_indent">Hart, C (2005) “Doing Your Masters Dissertation”, SAGE Publications Ltd, London</text:p>
      <text:p text:style-name="Text_20_body_20_indent">Zaphiris, P., Sarwar, R. (2006) Trends, Similarities and Differences in the Usage of Teen and Senior Public Online Newsgroups. ACM Transactions on Computer-Human Interaction (TOCHI), ACM Press, Vol.13 , Issue 3, pp 403 – 422</text:p>
      <text:p text:style-name="Text_20_body_20_indent">Hanneman, R. A. , Riddle, M (2005) Social Network Analysis Primer : Why Formal Methods? Retrieved 20 June 2007 from <text:a xlink:type="simple" xlink:href="http://faculty.ucr.edu/~hanneman/nettext/C2_Formal_Methods.html">http://faculty.ucr.edu/~hanneman/nettext/C2_Formal_Methods.html</text:a></text:p>
      <text:p text:style-name="Text_20_body_20_indent">gdata-java-client : Gdata Java Client Library (2007), Retrieved 20 June 2007 from <text:s/><text:a xlink:type="simple" xlink:href="http://code.google.com/p/gdata-java-client/">http://code.google.com/p/gdata-java-client/</text:a></text:p>
      <text:p text:style-name="Text_20_body_20_indent">Discussions – soc.senior.issues : Google Groups (2007), Retrieved 20 June 2007 from <text:s/><text:a xlink:type="simple" xlink:href="http://groups.google.com/group/soc.senior.issues/topics">http://groups.google.com/group/soc.senior.issues/topics</text:a></text:p>
      <text:p text:style-name="Text_20_body_20_indent">Discussions – alt.teens: Google Groups (2007), Retrieved 20 June 2007 from <text:a xlink:type="simple" xlink:href="http://groups.google.com/group/alt.teens/topics">http://groups.google.com/group/alt.teens/topics</text:a></text:p>
      <text:p text:style-name="Text_20_body_20_indent">Google Groups Terms of Service (2007), Retrieved 20 June 2007 from <text:a xlink:type="simple" xlink:href="http://www.google.com/googlegroups/terms_of_service.html">http://www.google.com/googlegroups/terms_of_service.html</text:a></text:p>
      <text:p text:style-name="Text_20_body_20_indent">Rogers, Y; <text:s/>Sharp, H; <text:s/>Preece, J; <text:s/>(2002), “Interaction Design : beyond human-computer interaction”, <text:s/>Wiley, New York</text:p>
      <text:p text:style-name="Text_20_body_20_indent">Wikipedia: The Free Encyclopedia, “Dunbar’s number”.. 20 October 2006, &lt;<text:a xlink:type="simple" xlink:href="http://en.wikipedia.org/wiki/Dunbar">http://en.wikipedia.org/wiki/Dunbar</text:a>’s_number&gt;.</text:p>
      <text:list text:style-name="Numbering_20_1" text:continue-numbering="true">
        <text:list-item>
          <text:h text:style-name="Heading_20_1" text:outline-level="1">Endorsement</text:h>
        </text:list-item>
      </text:list>
      <text:p text:style-name="Text_20_body_20_indent">I have read the relevant project scheme and agree to ensure fulfilment of all academic</text:p>
      <text:p text:style-name="Text_20_body_20_indent">Supervisor responsibilities for the project outlined above:</text:p>
      <text:p text:style-name="Standard"/>
      <text:p text:style-name="Standard"/>
      <text:p text:style-name="Standard"><text:s text:c="5"/>_____________________ <text:s text:c="21"/>______________ <text:s text:c="15"/>____________</text:p>
      <text:p text:style-name="Text_20_body_20_indent">Signature <text:s text:c="33"/><text:tab/><text:tab/>Name <text:s text:c="25"/><text:tab/><text:tab/>Date</text:p>
      <text:p text:style-name="Standard"/>
      <text:p text:style-name="Standard"/>
      <text:p text:style-name="Standard"><text:s text:c="5"/>_____________________ <text:s text:c="21"/>____________________________</text:p>
      <text:p text:style-name="Text_20_body_20_indent">Department <text:s text:c="32"/><text:tab/> <text:s text:c="8"/><text:tab/>Email Address</text:p>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GB"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auto-update="true"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list-style-name="Numbering_20_2" style:class="text" style:master-page-name="" style:default-outline-level="2">
      <style:paragraph-properties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DejaVu Sans Mono" style:font-name-asian="DejaVu Sans Mono" style:font-name-complex="DejaVu Sans Mono"/>
    </style:style>
    <text:outline-style>
      <text:outline-level-style text:level="1" style:num-format="1">
        <style:list-level-properties text:min-label-distance="0.15in"/>
      </text:outline-level-style>
      <text:outline-level-style text:level="2" style:num-format="1" text:start-value="2" text:display-levels="2">
        <style:list-level-properties text:min-label-distance="0.15in"/>
      </text:outline-level-style>
      <text:outline-level-style text:level="3" style:num-format="" text:start-value="3">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start-value="2" text:display-levels="2">
        <style:list-level-properties text:space-before="0.1972in" text:min-label-width="0.1965in"/>
      </text:list-level-style-number>
      <text:list-level-style-number text:level="3" text:style-name="Numbering_20_Symbols" style:num-suffix="." style:num-format="1" text:start-value="3" text:display-levels="3">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 style:num-format="1">
        <style:list-level-properties text:space-before="-0.1965in" text:min-label-width="0.1965in"/>
      </text:list-level-style-number>
      <text:list-level-style-number text:level="2" text:style-name="Numbering_20_Symbols" style:num-prefix=" " style:num-suffix=" " style:num-format="1" text:start-value="2" text:display-levels="2">
        <style:list-level-properties text:min-label-width="0.1965in"/>
      </text:list-level-style-number>
      <text:list-level-style-number text:level="3" text:style-name="Numbering_20_Symbols" style:num-prefix=" " style:num-suffix=" " style:num-format="1" text:start-value="3" text:display-levels="3">
        <style:list-level-properties text:space-before="0.1965in" text:min-label-width="0.3937in"/>
      </text:list-level-style-number>
      <text:list-level-style-number text:level="4" text:style-name="Numbering_20_Symbols" style:num-prefix=" " style:num-suffix=" " style:num-format="1" text:start-value="4" text:display-levels="4">
        <style:list-level-properties text:space-before="0.5902in" text:min-label-width="0.4925in"/>
      </text:list-level-style-number>
      <text:list-level-style-number text:level="5" text:style-name="Numbering_20_Symbols" style:num-prefix=" " style:num-suffix=" " style:num-format="1" text:start-value="5" text:display-levels="5">
        <style:list-level-properties text:space-before="1.0827in" text:min-label-width="0.5902in"/>
      </text:list-level-style-number>
      <text:list-level-style-number text:level="6" text:style-name="Numbering_20_Symbols" style:num-prefix=" " style:num-suffix=" " style:num-format="1" text:start-value="6" text:display-levels="6">
        <style:list-level-properties text:space-before="1.6728in" text:min-label-width="0.7091in"/>
      </text:list-level-style-number>
      <text:list-level-style-number text:level="7" text:style-name="Numbering_20_Symbols" style:num-prefix=" " style:num-suffix=" " style:num-format="1" text:start-value="7" text:display-levels="7">
        <style:list-level-properties text:space-before="2.3819in" text:min-label-width="0.9055in"/>
      </text:list-level-style-number>
      <text:list-level-style-number text:level="8" text:style-name="Numbering_20_Symbols" style:num-prefix=" " style:num-suffix=" " style:num-format="1" text:start-value="8" text:display-levels="8">
        <style:list-level-properties text:space-before="3.2874in" text:min-label-width="1.0236in"/>
      </text:list-level-style-number>
      <text:list-level-style-number text:level="9" text:style-name="Numbering_20_Symbols" style:num-prefix=" " style:num-suffix=" " style:num-format="1" text:start-value="9" text:display-levels="9">
        <style:list-level-properties text:space-before="4.311in" text:min-label-width="1.1028in"/>
      </text:list-level-style-number>
      <text:list-level-style-number text:level="10" text:style-name="Numbering_20_Symbols" style:num-prefix=" " style:num-suffix=" " style:num-format="1" text:start-value="10" text:display-levels="10">
        <style:list-level-properties text:space-before="5.4138in" text:min-label-width="1.2209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Stephen Leonard</meta:initial-creator>
    <meta:creation-date>2007-06-09T09:04:27</meta:creation-date>
    <dc:creator>Steve Leonard</dc:creator>
    <dc:date>2007-06-20T16:53:21</dc:date>
    <meta:printed-by>Steve Leonard</meta:printed-by>
    <meta:print-date>2007-06-18T16:33:25</meta:print-date>
    <dc:language>en-GB</dc:language>
    <meta:editing-cycles>199</meta:editing-cycles>
    <meta:editing-duration>P3DT16H11M29S</meta:editing-duration>
    <meta:user-defined meta:name="Info 1"/>
    <meta:user-defined meta:name="Info 2"/>
    <meta:user-defined meta:name="Info 3"/>
    <meta:user-defined meta:name="Info 4"/>
    <meta:document-statistic meta:table-count="0" meta:image-count="0" meta:object-count="0" meta:page-count="1" meta:paragraph-count="60" meta:word-count="1408" meta:character-count="9112"/>
  </office:meta>
</office:document-meta>
</file>